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718" officeooo:paragraph-rsid="001cb718"/>
    </style:style>
    <style:style style:name="P2" style:family="paragraph" style:parent-style-name="Standard">
      <style:text-properties fo:font-size="22pt" fo:font-weight="bold" officeooo:rsid="001cb718" officeooo:paragraph-rsid="001cb718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Proposal</text:p>
      <text:p text:style-name="P1"/>
      <text:p text:style-name="P1"/>
      <text:p text:style-name="P1"/>
      <text:p text:style-name="P1"/>
      <text:p text:style-name="P1"/>
      <text:p text:style-name="P1"/>
      <text:p text:style-name="P1">Funcionalidades:</text:p>
      <text:p text:style-name="P1"/>
      <text:p text:style-name="P1"/>
      <text:p text:style-name="P1"/>
      <text:p text:style-name="P1"/>
      <text:p text:style-name="P1"/>
      <text:p text:style-name="P1">Modulos:</text:p>
      <text:p text:style-name="P1"/>
      <text:p text:style-name="P1">- Timer: Medir tempos</text:p>
      <text:p text:style-name="P1">- Gráfica: Mostrar graficos do jogo</text:p>
      <text:p text:style-name="P1">- Keybord: jogar o jogo</text:p>
      <text:p text:style-name="P1">- Mouse: Navegação entre menus</text:p>
      <text:p text:style-name="P1"/>
      <text:p text:style-name="P1"/>
      <text:p text:style-name="P1"/>
      <text:p text:style-name="P1"/>
      <text:p text:style-name="P1"/>
      <text:p text:style-name="P1"/>
      <text:p text:style-name="P1">Turma 2 G03:</text:p>
      <text:p text:style-name="P1">-Rui Araujo</text:p>
      <text:p text:style-name="P1">-Pedro Franc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6:12:58.584659756</meta:creation-date>
    <dc:date>2017-11-17T18:58:35.143037253</dc:date>
    <meta:editing-duration>PT2H35M20S</meta:editing-duration>
    <meta:editing-cycles>1</meta:editing-cycles>
    <meta:document-statistic meta:table-count="0" meta:image-count="0" meta:object-count="0" meta:page-count="1" meta:paragraph-count="10" meta:word-count="31" meta:character-count="185" meta:non-whitespace-character-count="164"/>
    <meta:generator>LibreOffice/5.1.6.2$Linux_X86_64 LibreOffice_project/10m0$Build-2</meta:generator>
  </office:meta>
</office:document-meta>
</file>